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TablePreview1.svm"/>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fit-to-contour="true" fo:min-height="6.542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6.542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5cm" fo:min-width="4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8cm"/>
    </style:style>
    <style:style style:name="gr10"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gr11" style:family="graphic" style:parent-style-name="standard">
      <style:graphic-properties draw:stroke="none" svg:stroke-color="#000000" draw:fill="none" draw:fill-color="#ffffff" draw:auto-grow-height="true" draw:auto-grow-width="false" fo:max-height="0cm" fo:min-height="4cm"/>
    </style:style>
    <style:style style:name="gr12" style:family="graphic" style:parent-style-name="standard">
      <style:graphic-properties svg:stroke-width="0.1cm" svg:stroke-color="#ffff00" draw:marker-start-width="0.45cm" draw:marker-end="Arrow" draw:marker-end-width="0.45cm" draw:textarea-horizontal-align="center" draw:textarea-vertical-align="middle" fo:padding-top="0.05cm" fo:padding-bottom="0.05cm" fo:padding-left="0.05cm" fo:padding-right="0.05cm"/>
    </style:style>
    <style:style style:name="pr1" style:family="presentation" style:parent-style-name="lyt-darkblue-title">
      <style:graphic-properties draw:fill-color="#ffffff" fo:min-height="3.508cm"/>
    </style:style>
    <style:style style:name="pr2" style:family="presentation" style:parent-style-name="lyt-darkblue-notes">
      <style:graphic-properties draw:fill-color="#ffffff" fo:min-height="12.322cm"/>
    </style:style>
    <style:style style:name="pr3" style:family="presentation" style:parent-style-name="lyt-darkblue-title">
      <style:graphic-properties fo:min-height="3.508cm"/>
    </style:style>
    <style:style style:name="pr4" style:family="presentation" style:parent-style-name="lyt-darkblue-outline1">
      <style:graphic-properties fo:min-height="13.716cm"/>
    </style:style>
    <style:style style:name="pr5" style:family="presentation" style:parent-style-name="lyt-darkblue-notes">
      <style:graphic-properties draw:fill-color="#ffffff" fo:min-height="11.411cm"/>
    </style:style>
    <style:style style:name="pr6" style:family="presentation" style:parent-style-name="lyt-darkblue-title">
      <style:graphic-properties fo:min-height="2.508cm"/>
    </style:style>
    <style:style style:name="pr7" style:family="presentation" style:parent-style-name="lyt-darkblue-outline1">
      <style:graphic-properties fo:min-height="5.547cm"/>
    </style:style>
    <style:style style:name="pr8" style:family="presentation" style:parent-style-name="lyt-darkblue-title">
      <style:graphic-properties draw:auto-grow-height="true" fo:min-height="3.508cm"/>
    </style:style>
    <style:style style:name="pr9" style:family="presentation" style:parent-style-name="lyt-darkblue-title">
      <style:graphic-properties draw:auto-grow-height="true" fo:min-height="2.716cm"/>
    </style:style>
    <style:style style:name="pr10" style:family="presentation" style:parent-style-name="lyt-darkblue-outline1">
      <style:graphic-properties draw:auto-grow-height="true" fo:min-height="13.716cm"/>
    </style:style>
    <style:style style:name="pr11" style:family="presentation" style:parent-style-name="lyt-darkblue-outline1">
      <style:graphic-properties fo:min-height="8.547cm"/>
    </style:style>
    <style:style style:name="pr12" style:family="presentation" style:parent-style-name="lyt-darkblue-outline1">
      <style:graphic-properties fo:min-height="3cm"/>
    </style:style>
    <style:style style:name="co1" style:family="table-column">
      <style:table-column-properties style:column-width="8.102cm" style:use-optimal-column-width="false"/>
    </style:style>
    <style:style style:name="co2" style:family="table-column">
      <style:table-column-properties style:column-width="7.564cm" style:use-optimal-column-width="false"/>
    </style:style>
    <style:style style:name="co3" style:family="table-column">
      <style:table-column-properties style:column-width="8.646cm" style:use-optimal-column-width="false"/>
    </style:style>
    <style:style style:name="co4" style:family="table-column">
      <style:table-column-properties style:column-width="7.152cm" style:use-optimal-column-width="false"/>
    </style:style>
    <style:style style:name="co5" style:family="table-column">
      <style:table-column-properties style:column-width="5.292cm" style:use-optimal-column-width="false"/>
    </style:style>
    <style:style style:name="ro1" style:family="table-row">
      <style:table-row-properties style:row-height="1.117cm"/>
    </style:style>
    <style:style style:name="ro2" style:family="table-row">
      <style:table-row-properties style:row-height="5.64cm"/>
    </style:style>
    <style:style style:name="ro3" style:family="table-row">
      <style:table-row-properties style:row-height="2.635cm"/>
    </style:style>
    <style:style style:name="ro4" style:family="table-row">
      <style:table-row-properties style:row-height="3.572cm"/>
    </style:style>
    <style:style style:name="ro5" style:family="table-row">
      <style:table-row-properties style:row-height="3.236cm"/>
    </style:style>
    <style:style style:name="ro6" style:family="table-row">
      <style:table-row-properties style:row-height="0.981cm"/>
    </style:style>
    <style:style style:name="ro7" style:family="table-row">
      <style:table-row-properties style:row-height="1.028cm"/>
    </style:style>
    <style:style style:name="ce1" style:family="table-cell">
      <style:graphic-properties style:repeat="repeat"/>
    </style:style>
    <style:style style:name="ce2" style:family="table-cell">
      <style:graphic-properties style:repeat="repeat"/>
      <style:text-properties fo:font-size="20pt" style:font-size-asian="20pt" style:font-size-complex="20pt"/>
    </style:style>
    <style:style style:name="ce3" style:family="table-cell">
      <style:graphic-properties style:repeat="repeat"/>
      <style:text-properties fo:font-family="Tahoma" style:font-family-generic="swiss" fo:font-size="20pt" fo:language="en" fo:country="US" style:font-family-asian="Tahoma" style:font-family-generic-asian="swiss" style:font-size-asian="20pt" style:font-family-complex="Tahoma" style:font-family-generic-complex="swiss" style:font-size-complex="20pt"/>
    </style:style>
    <style:style style:name="P1" style:family="paragraph">
      <style:paragraph-properties fo:text-align="center"/>
    </style:style>
    <style:style style:name="P2" style:family="paragraph">
      <style:paragraph-properties fo:text-align="end"/>
    </style:style>
    <style:style style:name="P3" style:family="paragraph">
      <style:paragraph-properties fo:margin-left="0cm" fo:margin-right="0cm" fo:text-indent="0cm"/>
    </style:style>
    <style:style style:name="P4" style:family="paragraph">
      <style:text-properties fo:font-size="35pt" style:font-size-asian="35pt" style:font-size-complex="35pt"/>
    </style:style>
    <style:style style:name="P5" style:family="paragraph">
      <style:text-properties fo:color="#ffff00"/>
    </style:style>
    <style:style style:name="P6" style:family="paragraph">
      <style:text-properties style:font-size-asian="20pt" style:font-size-complex="20pt"/>
    </style:style>
    <style:style style:name="P7" style:family="paragraph">
      <style:text-properties fo:language="en" fo:country="US" style:font-family-asian="Tahoma" style:font-family-generic-asian="swiss" style:font-size-asian="20pt" style:font-family-complex="Tahoma" style:font-family-generic-complex="swiss" style:font-size-complex="20pt"/>
    </style:style>
    <style:style style:name="P8" style:family="paragraph">
      <style:text-properties fo:font-size="32pt" style:font-size-asian="32pt" style:font-size-complex="32pt"/>
    </style:style>
    <style:style style:name="P9" style:family="paragraph">
      <style:text-properties fo:font-size="28pt" style:font-size-asian="28pt" style:font-size-complex="28pt"/>
    </style:style>
    <style:style style:name="P10" style:family="paragraph">
      <style:text-properties fo:color="#ffff00" fo:font-size="32pt" style:font-size-asian="32pt" style:font-size-complex="32pt"/>
    </style:style>
    <style:style style:name="P11" style:family="paragraph">
      <style:text-properties fo:color="#ffff00" fo:font-size="28pt" style:font-size-asian="28pt" style:font-size-complex="28pt"/>
    </style:style>
    <style:style style:name="T1" style:family="text">
      <style:text-properties fo:font-family="'Times New Roman'" style:font-family-generic="roman" style:font-pitch="variable" fo:font-size="12pt" fo:language="en" fo:country="US" style:language-asian="en" style:country-asian="US" style:font-size-complex="12pt"/>
    </style:style>
    <style:style style:name="T2" style:family="text">
      <style:text-properties fo:font-size="35pt" style:font-size-asian="35pt" style:font-size-complex="35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en" fo:country="US"/>
    </style:style>
    <style:style style:name="T6" style:family="text">
      <style:text-properties fo:language="ru" fo:country="RU"/>
    </style:style>
    <style:style style:name="T7" style:family="text">
      <style:text-properties fo:font-size="20pt" style:font-size-asian="20pt" style:font-size-complex="20pt"/>
    </style:style>
    <style:style style:name="T8" style:family="text">
      <style:text-properties fo:font-family="Tahoma" style:font-family-generic="swiss" fo:font-size="20pt" fo:language="en" fo:country="US" style:font-family-asian="Tahoma" style:font-family-generic-asian="swiss" style:font-size-asian="20pt" style:font-family-complex="Tahoma" style:font-family-generic-complex="swiss" style:font-size-complex="20pt"/>
    </style:style>
    <style:style style:name="T9" style:family="text">
      <style:text-properties fo:font-family="'Courier New'" style:font-family-generic="modern" style:font-pitch="fixed" style:font-family-complex="'Courier New'" style:font-family-generic-complex="modern" style:font-pitch-complex="fixed"/>
    </style:style>
    <style:style style:name="T10" style:family="text">
      <style:text-properties fo:font-family="'Courier New'" style:font-family-generic="modern" style:font-pitch="fixed" style:font-family-complex="'Courier New'" style:font-family-generic-complex="modern" style:font-pitch-complex="fixed" style:font-size-complex="6.80000019073486pt"/>
    </style:style>
    <style:style style:name="T11" style:family="text">
      <style:text-properties fo:font-size="32pt" style:font-size-asian="32pt" style:font-size-complex="32pt"/>
    </style:style>
    <style:style style:name="T12" style:family="text">
      <style:text-properties fo:language="ru" fo:country="RU" style:font-weight-complex="bold"/>
    </style:style>
    <style:style style:name="T13" style:family="text">
      <style:text-properties fo:font-size="26pt" fo:language="en" fo:country="US" style:font-size-asian="26pt" style:font-size-complex="26pt"/>
    </style:style>
    <style:style style:name="T14" style:family="text">
      <style:text-properties fo:font-size="26pt" fo:language="ru" fo:country="RU" style:font-size-asian="26pt" style:font-size-complex="26pt"/>
    </style:style>
    <style:style style:name="T15" style:family="text">
      <style:text-properties fo:font-family="'Times New Roman'" style:font-family-generic="roman" style:font-pitch="variable" fo:font-size="26pt" fo:language="en" fo:country="US" style:font-size-asian="26pt" style:font-size-complex="26pt"/>
    </style:style>
    <style:style style:name="T16" style:family="text">
      <style:text-properties fo:font-size="32pt" fo:language="ru" fo:country="RU" style:font-size-asian="32pt" style:font-size-complex="32pt" style:font-weight-complex="bold"/>
    </style:style>
    <style:style style:name="T17" style:family="text">
      <style:text-properties fo:font-family="'Times New Roman'" style:font-family-generic="roman" style:font-pitch="variable" fo:font-size="32pt" fo:language="en" fo:country="US" fo:font-weight="bold" style:font-size-asian="32pt" style:font-size-complex="32pt" style:font-weight-complex="bold"/>
    </style:style>
    <style:style style:name="T18" style:family="text">
      <style:text-properties fo:font-size="28pt" fo:font-style="italic" fo:font-weight="bold" style:font-size-asian="28pt" style:font-style-asian="italic" style:font-weight-asian="bold" style:font-size-complex="28pt" style:font-style-complex="italic" style:font-weight-complex="bold"/>
    </style:style>
    <style:style style:name="T19" style:family="text">
      <style:text-properties fo:font-size="28pt" style:font-size-asian="28pt" style:font-size-complex="28pt"/>
    </style:style>
    <style:style style:name="T20" style:family="text">
      <style:text-properties style:font-style-complex="italic" style:font-weight-complex="bold"/>
    </style:style>
    <style:style style:name="T21" style:family="text">
      <style:text-properties fo:font-family="'Times New Roman'" style:font-family-generic="roman" style:font-pitch="variable" fo:language="en" fo:country="US" fo:font-style="italic" fo:font-weight="bold" style:font-style-complex="italic" style:font-weight-complex="bold"/>
    </style:style>
    <style:style style:name="T22" style:family="text">
      <style:text-properties fo:font-family="'Times New Roman'" style:font-family-generic="roman" style:font-pitch="variable" fo:language="en" fo:country="US"/>
    </style:style>
    <style:style style:name="T23" style:family="text">
      <style:text-properties fo:font-family="'Times New Roman'" style:font-family-generic="roman" style:font-pitch="variable" fo:language="ru" fo:country="RU"/>
    </style:style>
    <style:style style:name="T24" style:family="text">
      <style:text-properties fo:color="#ffff00" fo:font-size="32pt" style:font-size-asian="32pt" style:font-size-complex="32pt"/>
    </style:style>
    <style:style style:name="T25" style:family="text">
      <style:text-properties fo:color="#ffff00"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8cm" svg:x="2.588cm" svg:y="3.5cm" presentation:class="title" presentation:user-transformed="true">
          <draw:text-box>
            <text:p text:style-name="P1">Cross Platform development. STL, boost</text:p>
          </draw:text-box>
        </draw:frame>
        <draw:frame presentation:style-name="pr1" draw:text-style-name="P2" draw:layer="layout" svg:width="23.912cm" svg:height="3.508cm" svg:x="3.088cm" svg:y="14.383cm" presentation:class="title" presentation:user-transformed="true">
          <draw:text-box>
            <text:p text:style-name="P2">by Alexandr Dodatko,<text:line-break/>2010.03.15</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7.271cm" svg:height="12.322cm" svg:x="2.159cm" svg:y="13.271cm" presentation:class="notes" presentation:placeholder="true" presentation:user-transformed="true">
            <draw:text-box/>
          </draw:frame>
        </presentation:notes>
      </draw:page>
      <draw:page draw:name="page2"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Платформа – это …</text:p>
          </draw:text-box>
        </draw:frame>
        <draw:frame presentation:style-name="pr4" draw:layer="layout" svg:width="24.369cm" svg:height="13.716cm" svg:x="2.058cm" svg:y="5.453cm" presentation:class="outline">
          <draw:text-box>
            <text:list text:style-name="L2">
              <text:list-item>
                <text:p>комплекс аппаратных и программных средств, на котором функционирует программное обеспечение пользователя ЭВМ, другими словами это тип процессора и операционной системы, на которых можно установить программный продукт.</text:p>
                <text:p/>
              </text:list-item>
              <text:list-item>
                <text:p>совокупность компьютеров, совместимых между собою в том или ином смысле</text:p>
                <text:p><text:span text:style-name="T1"/></text:p>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1">
        <office:forms form:automatic-focus="false" form:apply-design-mode="false"/>
        <draw:frame presentation:style-name="pr3" draw:layer="layout" svg:width="23.912cm" svg:height="3.508cm" svg:x="2.088cm" svg:y="-0.508cm" presentation:class="title" presentation:user-transformed="true">
          <draw:text-box>
            <text:p>Структура платформы</text:p>
          </draw:text-box>
        </draw:frame>
        <draw:frame draw:style-name="gr2" draw:text-style-name="P1" draw:layer="layout" svg:width="19.612cm" svg:height="16.707cm" svg:x="4cm" svg:y="2.293cm">
          <draw:image xlink:href="../platform/platform_def.png" xlink:type="simple" xlink:show="embed" xlink:actuate="onLoad">
            <text:p/>
          </draw:image>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1">
        <office:forms form:automatic-focus="false" form:apply-design-mode="false"/>
        <draw:frame presentation:style-name="pr6" draw:text-style-name="P4" draw:layer="layout" svg:width="27.5cm" svg:height="2.508cm" svg:x="0cm" svg:y="-0.008cm" presentation:class="title" presentation:user-transformed="true">
          <draw:text-box>
            <text:p><text:span text:style-name="T2">Платформа – не язык программирования</text:span></text:p>
          </draw:text-box>
        </draw:frame>
        <draw:frame draw:style-name="gr2" draw:text-style-name="P1" draw:layer="layout" svg:width="15.5cm" svg:height="17.5cm" svg:x="6cm" svg:y="2cm">
          <draw:image xlink:href="../platform/Virtual_Machines_And_Languages.png" xlink:type="simple" xlink:show="embed" xlink:actuate="onLoad">
            <text:p/>
          </draw:image>
        </draw:frame>
        <presentation:notes draw:style-name="dp2">
          <draw:page-thumbnail draw:style-name="gr1"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1">
        <office:forms form:automatic-focus="false" form:apply-design-mode="false"/>
        <draw:frame presentation:style-name="pr3" draw:layer="layout" svg:width="23.912cm" svg:height="3.508cm" svg:x="2.088cm" svg:y="-0.008cm" presentation:class="title" presentation:user-transformed="true">
          <draw:text-box>
            <text:p text:style-name="P1">Примеры платформ</text:p>
          </draw:text-box>
        </draw:frame>
        <draw:frame draw:style-name="gr2" draw:text-style-name="P1" draw:layer="layout" svg:width="21.835cm" svg:height="16.078cm" svg:x="3.5cm" svg:y="3.422cm">
          <draw:image xlink:href="../platform/platform_examples.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1">
        <office:forms form:automatic-focus="false" form:apply-design-mode="false"/>
        <draw:frame presentation:style-name="pr3" draw:text-style-name="P4" draw:layer="layout" svg:width="23.912cm" svg:height="3.508cm" svg:x="2.058cm" svg:y="0.784cm" presentation:class="title" presentation:user-transformed="true">
          <draw:text-box>
            <text:p text:style-name="P1"><text:span text:style-name="T2">Архитектура кроссплатформенных приложений</text:span></text:p>
          </draw:text-box>
        </draw:frame>
        <draw:frame draw:style-name="gr2" draw:text-style-name="P1" draw:layer="layout" svg:width="26.5cm" svg:height="15cm" svg:x="1cm" svg:y="4cm">
          <draw:image xlink:href="../platform/Bad_Application_Structure.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1">
        <office:forms form:automatic-focus="false" form:apply-design-mode="false"/>
        <draw:frame presentation:style-name="pr3" draw:layer="layout" svg:width="23.912cm" svg:height="3.508cm" svg:x="2.088cm" svg:y="0.492cm" presentation:class="title" presentation:user-transformed="true">
          <draw:text-box>
            <text:p text:style-name="P1">Уровни конфигурации продукта</text:p>
          </draw:text-box>
        </draw:frame>
        <draw:frame presentation:style-name="pr7" draw:layer="layout" svg:width="24.369cm" svg:height="5.547cm" svg:x="2.131cm" svg:y="4cm" presentation:class="outline" presentation:user-transformed="true">
          <draw:text-box>
            <text:list text:style-name="L2">
              <text:list-item>
                <text:p>Уровень операционной системы</text:p>
              </text:list-item>
              <text:list-item>
                <text:p>Уровень компилятора</text:p>
              </text:list-item>
              <text:list-item>
                <text:p>Уровень приложения (отключение функциональности в зависимости от продукта)</text:p>
              </text:list-item>
            </text:list>
          </draw:text-box>
        </draw:frame>
        <draw:frame draw:style-name="gr3" draw:text-style-name="P5" draw:layer="layout" svg:width="10.222cm" svg:height="6.553cm" svg:x="1.5cm" svg:y="11cm">
          <draw:text-box>
            <text:p><text:span text:style-name="T3">#ifdef WIN32</text:span></text:p>
            <text:p><text:span text:style-name="T3"><text:tab/></text:span><text:span text:style-name="T3">#include “Win32Types.h”</text:span></text:p>
            <text:p><text:span text:style-name="T3">#elif MAC_OS</text:span></text:p>
            <text:p><text:span text:style-name="T3"><text:tab/></text:span><text:span text:style-name="T3">#include “MacOsTypes.h”</text:span></text:p>
            <text:p><text:span text:style-name="T3">#else</text:span></text:p>
            <text:p><text:span text:style-name="T3"><text:tab/></text:span><text:span text:style-name="T3">ERROR : undefined OS</text:span></text:p>
            <text:p><text:span text:style-name="T3">#endif</text:span></text:p>
          </draw:text-box>
        </draw:frame>
        <draw:frame draw:style-name="gr3" draw:text-style-name="P5" draw:layer="layout" svg:width="12.614cm" svg:height="6.553cm" svg:x="14.398cm" svg:y="11cm">
          <draw:text-box>
            <text:p><text:span text:style-name="T3">#ifdef GCC</text:span></text:p>
            <text:p><text:span text:style-name="T3"><text:tab/></text:span><text:span text:style-name="T3">// gcc configuration</text:span></text:p>
            <text:p><text:span text:style-name="T3">#elif INTEL</text:span></text:p>
            <text:p><text:span text:style-name="T3"><text:tab/></text:span><text:span text:style-name="T3">// intel configuration</text:span></text:p>
            <text:p><text:span text:style-name="T3">#else</text:span></text:p>
            <text:p><text:span text:style-name="T3"><text:tab/></text:span><text:span text:style-name="T3">ERROR : undefined COMPILER</text:span></text:p>
            <text:p><text:span text:style-name="T3">#endif</text:span></text:p>
          </draw:text-box>
        </draw:frame>
        <presentation:notes draw:style-name="dp2">
          <draw:page-thumbnail draw:style-name="gr1" draw:layer="layout" svg:width="13.706cm" svg:height="10.28cm" svg:x="3.647cm" svg:y="2.853cm" draw:page-number="7" presentation:class="page"/>
          <draw:frame presentation:style-name="pr5"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Platform compatibility layer</text:p>
          </draw:text-box>
        </draw:frame>
        <draw:frame draw:style-name="gr2" draw:text-style-name="P1" draw:layer="layout" svg:width="22cm" svg:height="15.543cm" svg:x="4cm" svg:y="3.957cm">
          <draw:image xlink:href="../platform/app_parts.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5"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2T6">
        <office:forms form:automatic-focus="false" form:apply-design-mode="false"/>
        <draw:frame presentation:style-name="pr8" draw:text-style-name="P1" draw:layer="layout" svg:width="23.912cm" svg:height="3.508cm" svg:x="2.058cm" svg:y="0.784cm" presentation:class="title">
          <draw:text-box>
            <text:p text:style-name="P1">Big Endian</text:p>
          </draw:text-box>
        </draw:frame>
        <draw:frame draw:style-name="gr4" draw:text-style-name="P1" draw:layer="layout" svg:width="11.891cm" svg:height="10.618cm" svg:x="15.5cm" svg:y="2.382cm" presentation:class="graphic" presentation:user-transformed="true">
          <draw:image xlink:href="../endianness/280px-Big-Endian.svg.png" xlink:type="simple" xlink:show="embed" xlink:actuate="onLoad">
            <text:p/>
          </draw:image>
        </draw:frame>
        <draw:frame draw:style-name="gr5" draw:text-style-name="P1" draw:layer="layout" svg:width="11.5cm" svg:height="2.959cm" svg:x="16cm" svg:y="12.541cm">
          <draw:image xlink:href="../endianness/big_endian_8.png" xlink:type="simple" xlink:show="embed" xlink:actuate="onLoad">
            <text:p/>
          </draw:image>
        </draw:frame>
        <draw:frame draw:style-name="gr2" draw:text-style-name="P1" draw:layer="layout" svg:width="11.711cm" svg:height="3cm" svg:x="15.789cm" svg:y="16.5cm">
          <draw:image xlink:href="../endianness/big_endian16.png" xlink:type="simple" xlink:show="embed" xlink:actuate="onLoad">
            <text:p/>
          </draw:image>
        </draw:frame>
        <draw:frame presentation:style-name="pr4" draw:layer="layout" svg:width="11.891cm" svg:height="13.716cm" svg:x="2.058cm" svg:y="5.453cm" presentation:class="outline">
          <draw:text-box>
            <text:list text:style-name="L2">
              <text:list-item>
                <text:p>Запись привычна для человека</text:p>
              </text:list-item>
              <text:list-item>
                <text:p>TCP/IP (<text:span text:style-name="T4">network byte order</text:span>)</text:p>
              </text:list-item>
              <text:list-item>
                <text:p>Intel 360/370/390</text:p>
              </text:list-item>
              <text:list-item>
                <text:p>Motorola 68K (<text:span text:style-name="T4">motorola byte order</text:span>)</text:p>
              </text:list-item>
              <text:list-item>
                <text:p>Spark</text:p>
              </text:list-item>
              <text:list-item>
                <text:p>Apple Macintosh</text:p>
              </text:list-item>
            </text:list>
          </draw:text-box>
        </draw:frame>
        <presentation:notes draw:style-name="dp2">
          <draw:page-thumbnail draw:style-name="gr1" draw:layer="layout" svg:width="13.706cm" svg:height="10.28cm" svg:x="3.647cm" svg:y="2.853cm" draw:page-number="9" presentation:class="page"/>
          <draw:frame presentation:style-name="pr5"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6">
        <office:forms form:automatic-focus="false" form:apply-design-mode="false"/>
        <draw:frame presentation:style-name="pr8" draw:layer="layout" svg:width="23.912cm" svg:height="3.508cm" svg:x="2.058cm" svg:y="0.784cm" presentation:class="title">
          <draw:text-box>
            <text:p text:style-name="P1">Little Endian</text:p>
          </draw:text-box>
        </draw:frame>
        <draw:frame draw:style-name="gr5" draw:text-style-name="P1" draw:layer="layout" svg:width="10.825cm" svg:height="9.5cm" svg:x="16.175cm" svg:y="3cm">
          <draw:image xlink:href="../endianness/280px-Little-Endian.svg.png" xlink:type="simple" xlink:show="embed" xlink:actuate="onLoad">
            <text:p/>
          </draw:image>
        </draw:frame>
        <draw:frame draw:style-name="gr5" draw:text-style-name="P1" draw:layer="layout" svg:width="11cm" svg:height="3.18cm" svg:x="16cm" svg:y="12.32cm">
          <draw:image xlink:href="../endianness/little_endian_8.png" xlink:type="simple" xlink:show="embed" xlink:actuate="onLoad">
            <text:p/>
          </draw:image>
        </draw:frame>
        <draw:frame draw:style-name="gr2" draw:text-style-name="P1" draw:layer="layout" svg:width="11cm" svg:height="3cm" svg:x="16cm" svg:y="16.5cm">
          <draw:image xlink:href="../endianness/little_endian_16.png" xlink:type="simple" xlink:show="embed" xlink:actuate="onLoad">
            <text:p/>
          </draw:image>
        </draw:frame>
        <draw:frame presentation:style-name="pr4" draw:layer="layout" svg:width="11.891cm" svg:height="13.716cm" svg:x="2.059cm" svg:y="5.453cm" presentation:class="outline" presentation:user-transformed="true">
          <draw:text-box>
            <text:list text:style-name="L2">
              <text:list-item>
                <text:p>Запись начинается с младшего и заканчивается старшим</text:p>
              </text:list-item>
              <text:list-item>
                <text:p>Intel x86 (<text:span text:style-name="T4">intel byte order</text:span>)</text:p>
                <text:p/>
              </text:list-item>
            </text:list>
          </draw:text-box>
        </draw:frame>
        <presentation:notes draw:style-name="dp2">
          <draw:page-thumbnail draw:style-name="gr1" draw:layer="layout" svg:width="13.706cm" svg:height="10.28cm" svg:x="3.647cm" svg:y="2.853cm" draw:page-number="10" presentation:class="page"/>
          <draw:frame presentation:style-name="pr5"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0">
        <office:forms form:automatic-focus="false" form:apply-design-mode="false"/>
        <draw:frame presentation:style-name="pr8" draw:layer="layout" svg:width="23.912cm" svg:height="3.508cm" svg:x="2cm" svg:y="-0.5cm" presentation:class="title" presentation:user-transformed="true">
          <draw:text-box>
            <text:p>Сравнение компиляторов</text:p>
          </draw:text-box>
        </draw:frame>
        <draw:frame draw:style-name="standard" draw:layer="layout" svg:width="24.311cm" svg:height="16.199cm" svg:x="2.188cm" svg:y="2.8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1"><text:span text:style-name="T5">MS Visual C++</text:span></text:p>
              </table:table-cell>
              <table:table-cell>
                <text:p text:style-name="P1"><text:span text:style-name="T5">GCC</text:span></text:p>
              </table:table-cell>
            </table:table-row>
            <table:table-row table:style-name="ro2" table:default-cell-style-name="ce1">
              <table:table-cell>
                <text:p><text:span text:style-name="T5">Compiler version</text:span></text:p>
              </table:table-cell>
              <table:table-cell>
                <text:p><text:span text:style-name="T5">MSC_VER</text:span></text:p>
              </table:table-cell>
              <table:table-cell>
                <text:p>__<text:span text:style-name="T5">GNUG__</text:span></text:p>
                <text:p><text:span text:style-name="T5"/></text:p>
                <text:p>__<text:span text:style-name="T5">GNUC__</text:span></text:p>
                <text:p>__<text:span text:style-name="T5">GNUC_MINOR__</text:span></text:p>
                <text:p><text:span text:style-name="T5">__GNUC_PATCH_LEVEL__</text:span></text:p>
              </table:table-cell>
            </table:table-row>
            <table:table-row table:style-name="ro3" table:default-cell-style-name="ce1">
              <table:table-cell>
                <text:p><text:span text:style-name="T6">Имя текущей функции</text:span></text:p>
              </table:table-cell>
              <table:table-cell>
                <text:p>__<text:span text:style-name="T5">FUNCTION__</text:span></text:p>
              </table:table-cell>
              <table:table-cell>
                <text:p>__<text:span text:style-name="T5">FUNCTION__</text:span></text:p>
                <text:p><text:span text:style-name="T5">__PRETTY_FUNCTION__</text:span></text:p>
              </table:table-cell>
            </table:table-row>
            <table:table-row table:style-name="ro4" table:default-cell-style-name="ce1">
              <table:table-cell>
                <text:p>Выравнивание данных</text:p>
              </table:table-cell>
              <table:table-cell>
                <text:p><text:span text:style-name="T5">#pragma pack(push, N)</text:span></text:p>
                <text:p>…<text:span text:style-name="T5">..</text:span></text:p>
                <text:p>…<text:span text:style-name="T5">.</text:span></text:p>
                <text:p><text:span text:style-name="T5">#pragma pack(pop)</text:span></text:p>
              </table:table-cell>
              <table:table-cell>
                <text:p>__<text:span text:style-name="T5">attribute_packed__</text:span></text:p>
                <text:p><text:span text:style-name="T5"/></text:p>
                <text:p><text:span text:style-name="T5">__attribute_aligned__(N)</text:span></text:p>
              </table:table-cell>
            </table:table-row>
            <table:table-row table:style-name="ro5" table:default-cell-style-name="ce3">
              <table:table-cell table:style-name="ce2">
                <text:p text:style-name="P6"><text:span text:style-name="T7">Макросы для отладки </text:span></text:p>
              </table:table-cell>
              <table:table-cell>
                <text:p text:style-name="P7"><text:span text:style-name="T8">__FILE__</text:span></text:p>
                <text:p text:style-name="P7"><text:span text:style-name="T8">__LINE__</text:span></text:p>
                <text:p text:style-name="P7"><text:span text:style-name="T8">__DATE__</text:span></text:p>
              </table:table-cell>
              <table:table-cell>
                <text:p text:style-name="P7"><text:span text:style-name="T8">__FILE__</text:span></text:p>
                <text:p text:style-name="P7"><text:span text:style-name="T8">__LINE__</text:span></text:p>
                <text:p text:style-name="P7"><text:span text:style-name="T8">__DATE__</text:span></text:p>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11" presentation:class="page"/>
          <draw:frame presentation:style-name="pr5"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4T3">
        <office:forms form:automatic-focus="false" form:apply-design-mode="false"/>
        <draw:frame presentation:style-name="pr8" draw:text-style-name="P1" draw:layer="layout" svg:width="23.912cm" svg:height="3.508cm" svg:x="2.058cm" svg:y="0.784cm" presentation:class="title">
          <draw:text-box>
            <text:p text:style-name="P1">Compiler Versions</text:p>
          </draw:text-box>
        </draw:frame>
        <draw:frame draw:style-name="standard" draw:layer="layout" svg:width="12.443cm" svg:height="6.913cm" svg:x="15.013cm" svg:y="7.237cm">
          <table:table table:template-name="default" table:use-first-row-styles="true" table:use-banding-rows-styles="true">
            <table:table-column table:style-name="co4"/>
            <table:table-column table:style-name="co5"/>
            <table:table-row table:style-name="ro6" table:default-cell-style-name="ce1">
              <table:table-cell>
                <text:p>Visual C++ 4.x </text:p>
              </table:table-cell>
              <table:table-cell>
                <text:p><text:span text:style-name="T9">MSC_VER=1000</text:span></text:p>
              </table:table-cell>
            </table:table-row>
            <table:table-row table:style-name="ro6" table:default-cell-style-name="ce1">
              <table:table-cell>
                <text:p>Visual C++ 5 </text:p>
              </table:table-cell>
              <table:table-cell>
                <text:p><text:span text:style-name="T9">MSC_VER=1100</text:span></text:p>
              </table:table-cell>
            </table:table-row>
            <table:table-row table:style-name="ro6" table:default-cell-style-name="ce1">
              <table:table-cell>
                <text:p>Visual C++ 6 </text:p>
              </table:table-cell>
              <table:table-cell>
                <text:p><text:span text:style-name="T9">MSC_VER=1200</text:span></text:p>
              </table:table-cell>
            </table:table-row>
            <table:table-row table:style-name="ro6" table:default-cell-style-name="ce1">
              <table:table-cell>
                <text:p>Visual C++ .NET </text:p>
              </table:table-cell>
              <table:table-cell>
                <text:p><text:span text:style-name="T9">MSC_VER=1300</text:span></text:p>
              </table:table-cell>
            </table:table-row>
            <table:table-row table:style-name="ro6" table:default-cell-style-name="ce1">
              <table:table-cell>
                <text:p>Visual C++ .NET 2003 </text:p>
              </table:table-cell>
              <table:table-cell>
                <text:p><text:span text:style-name="T9">MSC_VER=1310</text:span></text:p>
              </table:table-cell>
            </table:table-row>
            <table:table-row table:style-name="ro6" table:default-cell-style-name="ce1">
              <table:table-cell>
                <text:p>Visual C++ 2005 </text:p>
              </table:table-cell>
              <table:table-cell>
                <text:p><text:span text:style-name="T9">MSC_VER=1400</text:span></text:p>
              </table:table-cell>
            </table:table-row>
            <table:table-row table:style-name="ro7" table:default-cell-style-name="ce1">
              <table:table-cell>
                <text:p>Visual C++ 2008</text:p>
              </table:table-cell>
              <table:table-cell>
                <text:p><text:span text:style-name="T10">MSC_VER=1500</text:span> </text:p>
              </table:table-cell>
            </table:table-row>
          </table:table>
          <draw:image xlink:href="Pictures/TablePreview2.svm" xlink:type="simple" xlink:show="embed" xlink:actuate="onLoad"/>
        </draw:frame>
        <draw:frame draw:style-name="gr6" draw:text-style-name="P8" draw:layer="layout" svg:width="8.5cm" svg:height="1.255cm" svg:x="18.5cm" svg:y="5.5cm">
          <draw:text-box>
            <text:p><text:span text:style-name="T11">MS Visual C++</text:span></text:p>
          </draw:text-box>
        </draw:frame>
        <draw:frame draw:style-name="gr3" draw:layer="layout" svg:width="13.342cm" svg:height="5.001cm" svg:x="0.5cm" svg:y="8cm">
          <draw:text-box>
            <text:p><text:span text:style-name="T12"/></text:p>
            <text:p><text:span text:style-name="T13">GCC 3.2.0</text:span></text:p>
            <text:p><text:span text:style-name="T14">__</text:span><text:span text:style-name="T15">GNUC__ <text:s text:c="30"/>== 3</text:span></text:p>
            <text:p><text:span text:style-name="T14">__</text:span><text:span text:style-name="T15">GNUC_MINOR__ <text:s text:c="15"/>== 2</text:span></text:p>
            <text:p><text:span text:style-name="T13">__GNUC_PATCH_LEVEL__ == 0</text:span></text:p>
          </draw:text-box>
        </draw:frame>
        <draw:frame draw:style-name="gr3" draw:text-style-name="P8" draw:layer="layout" svg:width="7.313cm" svg:height="1.255cm" svg:x="2cm" svg:y="5.5cm">
          <draw:text-box>
            <text:p><text:span text:style-name="T16">Пример (</text:span><text:span text:style-name="T17">GCC</text:span><text:span text:style-name="T16">)</text:span></text:p>
          </draw:text-box>
        </draw:frame>
        <presentation:notes draw:style-name="dp2">
          <draw:page-thumbnail draw:style-name="gr1" draw:layer="layout" svg:width="13.706cm" svg:height="10.28cm" svg:x="3.647cm" svg:y="2.853cm" draw:page-number="12" presentation:class="page"/>
          <draw:frame presentation:style-name="pr5"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0">
        <office:forms form:automatic-focus="false" form:apply-design-mode="false"/>
        <draw:frame presentation:style-name="pr9" draw:text-style-name="P1" draw:layer="layout" svg:width="23.912cm" svg:height="2.716cm" svg:x="2cm" svg:y="0.5cm" presentation:class="title" presentation:user-transformed="true">
          <draw:text-box>
            <text:p text:style-name="P1">Alignment code samples</text:p>
          </draw:text-box>
        </draw:frame>
        <draw:frame draw:style-name="gr2" draw:text-style-name="P1" draw:layer="layout" svg:width="8.307cm" svg:height="16.006cm" svg:x="1.5cm" svg:y="3.494cm">
          <draw:image xlink:href="../alignment/MS_Sample.png" xlink:type="simple" xlink:show="embed" xlink:actuate="onLoad">
            <text:p/>
          </draw:image>
        </draw:frame>
        <draw:frame draw:style-name="gr2" draw:text-style-name="P1" draw:layer="layout" svg:width="9.405cm" svg:height="15.86cm" svg:x="17cm" svg:y="3.64cm">
          <draw:image xlink:href="../alignment/GCC_Sample.png" xlink:type="simple" xlink:show="embed" xlink:actuate="onLoad">
            <text:p/>
          </draw:image>
        </draw:frame>
        <presentation:notes draw:style-name="dp2">
          <draw:page-thumbnail draw:style-name="gr1" draw:layer="layout" svg:width="13.706cm" svg:height="10.28cm" svg:x="3.647cm" svg:y="2.853cm" draw:page-number="13" presentation:class="page"/>
          <draw:frame presentation:style-name="pr5"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2T6">
        <office:forms form:automatic-focus="false" form:apply-design-mode="false"/>
        <draw:frame presentation:style-name="pr8" draw:text-style-name="P1" draw:layer="layout" svg:width="23.912cm" svg:height="3.508cm" svg:x="2.058cm" svg:y="0.784cm" presentation:class="title">
          <draw:text-box>
            <text:p text:style-name="P1">Data alignment</text:p>
          </draw:text-box>
        </draw:frame>
        <draw:frame draw:style-name="gr7" draw:text-style-name="P1" draw:layer="layout" svg:width="15.891cm" svg:height="2.871cm" svg:x="11cm" svg:y="4.629cm" presentation:class="graphic" presentation:user-transformed="true">
          <draw:image xlink:href="../alignment/default.png" xlink:type="simple" xlink:show="embed" xlink:actuate="onLoad">
            <text:p/>
          </draw:image>
        </draw:frame>
        <draw:frame draw:style-name="gr8" draw:text-style-name="P8" draw:layer="layout" svg:width="5cm" svg:height="2.509cm" svg:x="2cm" svg:y="4.991cm">
          <draw:text-box>
            <text:p><text:span text:style-name="T11">Default (struct S)</text:span></text:p>
          </draw:text-box>
        </draw:frame>
        <draw:frame draw:style-name="gr2" draw:text-style-name="P1" draw:layer="layout" svg:width="15.829cm" svg:height="3cm" svg:x="11cm" svg:y="8.5cm">
          <draw:image xlink:href="../alignment/packed.png" xlink:type="simple" xlink:show="embed" xlink:actuate="onLoad">
            <text:p/>
          </draw:image>
        </draw:frame>
        <draw:frame draw:style-name="gr8" draw:text-style-name="P8" draw:layer="layout" svg:width="5cm" svg:height="2.509cm" svg:x="2cm" svg:y="8.737cm">
          <draw:text-box>
            <text:p><text:span text:style-name="T11">Packed (struct T)</text:span></text:p>
          </draw:text-box>
        </draw:frame>
        <draw:frame draw:style-name="gr2" draw:text-style-name="P1" draw:layer="layout" svg:width="19.637cm" svg:height="2.777cm" svg:x="7.5cm" svg:y="14.5cm">
          <draw:image xlink:href="../alignment/aligned24.png" xlink:type="simple" xlink:show="embed" xlink:actuate="onLoad">
            <text:p/>
          </draw:image>
        </draw:frame>
        <draw:frame draw:style-name="gr8" draw:text-style-name="P8" draw:layer="layout" svg:width="4.5cm" svg:height="2.509cm" svg:x="1.5cm" svg:y="14.5cm">
          <draw:text-box>
            <text:p><text:span text:style-name="T11">Aligned</text:span></text:p>
            <text:p><text:span text:style-name="T11">(struct K)</text:span></text:p>
          </draw:text-box>
        </draw:frame>
        <presentation:notes draw:style-name="dp2">
          <draw:page-thumbnail draw:style-name="gr1" draw:layer="layout" svg:width="13.706cm" svg:height="10.28cm" svg:x="3.647cm" svg:y="2.853cm" draw:page-number="14" presentation:class="page"/>
          <draw:frame presentation:style-name="pr5"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1T1">
        <office:forms form:automatic-focus="false" form:apply-design-mode="false"/>
        <draw:frame presentation:style-name="pr8" draw:text-style-name="P1" draw:layer="layout" svg:width="23.912cm" svg:height="3.508cm" svg:x="2.058cm" svg:y="0.784cm" presentation:class="title">
          <draw:text-box>
            <text:p text:style-name="P1">Standard template library (STL)</text:p>
          </draw:text-box>
        </draw:frame>
        <draw:frame presentation:style-name="pr4" draw:layer="layout" svg:width="24.369cm" svg:height="13.716cm" svg:x="2.058cm" svg:y="5.453cm" presentation:class="outline">
          <draw:text-box>
            <text:list text:style-name="L2">
              <text:list-item>
                <text:p>Containers <text:s/>(data storage interface)</text:p>
              </text:list-item>
              <text:list-item>
                <text:p>Iterators <text:s text:c="5"/>(navigation over container)</text:p>
              </text:list-item>
              <text:list-item>
                <text:p>Algorithms</text:p>
              </text:list-item>
              <text:list-item>
                <text:p>Allocators <text:s/>(low level storage incapsulation)</text:p>
              </text:list-item>
              <text:list-item>
                <text:p>Functors <text:s text:c="4"/></text:p>
              </text:list-item>
            </text:list>
          </draw:text-box>
        </draw:frame>
        <presentation:notes draw:style-name="dp2">
          <draw:page-thumbnail draw:style-name="gr1" draw:layer="layout" svg:width="13.706cm" svg:height="10.28cm" svg:x="3.647cm" svg:y="2.853cm" draw:page-number="15" presentation:class="page"/>
          <draw:frame presentation:style-name="pr5"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1T1">
        <office:forms form:automatic-focus="false" form:apply-design-mode="false"/>
        <draw:frame presentation:style-name="pr3" draw:layer="layout" svg:width="23.912cm" svg:height="3.508cm" svg:x="2cm" svg:y="0.992cm" presentation:class="title" presentation:user-transformed="true">
          <draw:text-box>
            <text:p>Контейнеры STL</text:p>
          </draw:text-box>
        </draw:frame>
        <draw:frame presentation:style-name="pr4" draw:text-style-name="P9" draw:layer="layout" svg:width="24.369cm" svg:height="13.716cm" svg:x="2cm" svg:y="4.5cm" presentation:class="outline" presentation:user-transformed="true">
          <draw:text-box>
            <text:list text:style-name="L2">
              <text:list-item>
                <text:p><text:span text:style-name="T18">vector</text:span><text:span text:style-name="T19"> - линейный массив </text:span></text:p>
              </text:list-item>
              <text:list-item>
                <text:p><text:span text:style-name="T18">list</text:span><text:span text:style-name="T19"> - двухсвязанный список </text:span></text:p>
              </text:list-item>
              <text:list-item>
                <text:p><text:span text:style-name="T18">deque</text:span><text:span text:style-name="T19"> - очередь с двухсторонгим доступом </text:span></text:p>
              </text:list-item>
              <text:list-item>
                <text:p><text:span text:style-name="T18">set</text:span><text:span text:style-name="T19"> - ассоциативный массив уникальных ключей </text:span></text:p>
              </text:list-item>
              <text:list-item>
                <text:p><text:span text:style-name="T18">multiset</text:span><text:span text:style-name="T19"> - ассоциативный массив с возможностью дублирования ключей </text:span></text:p>
              </text:list-item>
              <text:list-item>
                <text:p><text:span text:style-name="T18">map</text:span><text:span text:style-name="T19"> - ассоциативный массив с уникальными ключами и значениями </text:span></text:p>
              </text:list-item>
              <text:list-item>
                <text:p><text:span text:style-name="T18">multimap</text:span><text:span text:style-name="T19"> - ассоциативный массив с возможность дублирования ключей и значений </text:span></text:p>
              </text:list-item>
              <text:list-item>
                <text:p><text:span text:style-name="T18">stack</text:span><text:span text:style-name="T19"> - структура данных типа стек </text:span></text:p>
              </text:list-item>
              <text:list-item>
                <text:p><text:span text:style-name="T18">queue</text:span><text:span text:style-name="T19"> - структура данных типа очередь </text:span></text:p>
              </text:list-item>
            </text:list>
          </draw:text-box>
        </draw:frame>
        <presentation:notes draw:style-name="dp2">
          <draw:page-thumbnail draw:style-name="gr1" draw:layer="layout" svg:width="13.706cm" svg:height="10.28cm" svg:x="3.647cm" svg:y="2.853cm" draw:page-number="16" presentation:class="page"/>
          <draw:frame presentation:style-name="pr5"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4T3">
        <office:forms form:automatic-focus="false" form:apply-design-mode="false"/>
        <draw:frame presentation:style-name="pr8" draw:text-style-name="P1" draw:layer="layout" svg:width="23.912cm" svg:height="3.508cm" svg:x="2.058cm" svg:y="0.784cm" presentation:class="title">
          <draw:text-box>
            <text:p text:style-name="P1">Iterators</text:p>
          </draw:text-box>
        </draw:frame>
        <draw:frame draw:style-name="gr2" draw:text-style-name="P1" draw:layer="layout" svg:width="11cm" svg:height="8.5cm" svg:x="1.5cm" svg:y="8cm">
          <draw:image xlink:href="../iterators/java-iter.png" xlink:type="simple" xlink:show="embed" xlink:actuate="onLoad">
            <text:p/>
          </draw:image>
        </draw:frame>
        <draw:frame draw:style-name="gr3" draw:text-style-name="P8" draw:layer="layout" svg:width="7.965cm" svg:height="1.255cm" svg:x="1.51cm" svg:y="6cm">
          <draw:text-box>
            <text:p><text:span text:style-name="T11">Java style iterator</text:span></text:p>
          </draw:text-box>
        </draw:frame>
        <draw:frame draw:style-name="gr3" draw:text-style-name="P8" draw:layer="layout" svg:width="7.923cm" svg:height="1.255cm" svg:x="19.018cm" svg:y="6cm">
          <draw:text-box>
            <text:p><text:span text:style-name="T11">STL style iterator</text:span></text:p>
          </draw:text-box>
        </draw:frame>
        <draw:frame draw:style-name="gr2" draw:text-style-name="P1" draw:layer="layout" svg:width="11.5cm" svg:height="8.5cm" svg:x="16cm" svg:y="8cm">
          <draw:image xlink:href="../iterators/stl-iter.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5"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1T1">
        <office:forms form:automatic-focus="false" form:apply-design-mode="false"/>
        <draw:frame presentation:style-name="pr8" draw:layer="layout" svg:width="23.912cm" svg:height="3.508cm" svg:x="2cm" svg:y="-0.508cm" presentation:class="title" presentation:user-transformed="true">
          <draw:text-box>
            <text:p text:style-name="P1">Итераторы STL</text:p>
          </draw:text-box>
        </draw:frame>
        <draw:frame presentation:style-name="pr10" draw:layer="layout" svg:width="24.369cm" svg:height="17.557cm" svg:x="2cm" svg:y="2cm" presentation:class="outline" presentation:user-transformed="true">
          <draw:text-box>
            <text:list text:style-name="L2">
              <text:list-item>
                <text:p>Входные – итераторы ввода (read only), std::for_each</text:p>
                <text:p/>
              </text:list-item>
              <text:list-item>
                <text:p>Выходные – итераторы вывода (write only), std::copy</text:p>
                <text:p/>
              </text:list-item>
              <text:list-item>
                <text:p>Однонаправленные (поддерживают только operator++. Пример — std::replace, однонаправленный список) </text:p>
                <text:p/>
              </text:list-item>
              <text:list-item>
                <text:p>Двунаправленные (поддерживают operator++, operator--)</text:p>
                <text:p/>
              </text:list-item>
              <text:list-item>
                <text:p>Произвольного доступа (it = it + 5)</text:p>
              </text:list-item>
            </text:list>
          </draw:text-box>
        </draw:frame>
        <presentation:notes draw:style-name="dp2">
          <draw:page-thumbnail draw:style-name="gr1" draw:layer="layout" svg:width="13.706cm" svg:height="10.28cm" svg:x="3.647cm" svg:y="2.853cm" draw:page-number="18" presentation:class="page"/>
          <draw:frame presentation:style-name="pr5"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1T1">
        <office:forms form:automatic-focus="false" form:apply-design-mode="false"/>
        <draw:frame draw:style-name="gr2" draw:text-style-name="P1" draw:layer="layout" svg:width="27.5cm" svg:height="19cm" svg:x="0.5cm" svg:y="0.5cm">
          <draw:image xlink:href="../iterators/merged_iterators_table.PNG"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5"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draw:text-box>
            <text:p text:style-name="P1">Reverse Iterators</text:p>
          </draw:text-box>
        </draw:frame>
        <draw:frame draw:style-name="gr2" draw:text-style-name="P1" draw:layer="layout" svg:width="16.906cm" svg:height="2.751cm" svg:x="2.094cm" svg:y="4.249cm">
          <draw:image xlink:href="../iterators/bounds.png" xlink:type="simple" xlink:show="embed" xlink:actuate="onLoad">
            <text:p/>
          </draw:image>
        </draw:frame>
        <draw:frame draw:style-name="gr2" draw:text-style-name="P1" draw:layer="layout" svg:width="20.5cm" svg:height="2.5cm" svg:x="2cm" svg:y="8.5cm">
          <draw:image xlink:href="../iterators/reverse_iterator.png" xlink:type="simple" xlink:show="embed" xlink:actuate="onLoad">
            <text:p/>
          </draw:image>
        </draw:frame>
        <draw:frame draw:style-name="gr2" draw:text-style-name="P1" draw:layer="layout" svg:width="17.038cm" svg:height="2.486cm" svg:x="2cm" svg:y="13cm">
          <draw:image xlink:href="../iterators/base_sample.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5"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Back Inserter code sample</text:p>
          </draw:text-box>
        </draw:frame>
        <draw:frame draw:style-name="gr2" draw:text-style-name="P1" draw:layer="layout" svg:width="21.5cm" svg:height="15.408cm" svg:x="3.5cm" svg:y="3.5cm">
          <draw:image xlink:href="../iterators/back_inserter_code.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5"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Container state</text:p>
          </draw:text-box>
        </draw:frame>
        <draw:frame draw:style-name="gr2" draw:text-style-name="P1" draw:layer="layout" svg:width="10.715cm" svg:height="1.798cm" svg:x="15.536cm" svg:y="7.702cm">
          <draw:image xlink:href="../iterators/back_inserter2.png" xlink:type="simple" xlink:show="embed" xlink:actuate="onLoad">
            <text:p/>
          </draw:image>
        </draw:frame>
        <draw:frame draw:style-name="gr2" draw:text-style-name="P1" draw:layer="layout" svg:width="10.715cm" svg:height="1.798cm" svg:x="15.536cm" svg:y="4.904cm">
          <draw:image xlink:href="../iterators/back_inserter1.png" xlink:type="simple" xlink:show="embed" xlink:actuate="onLoad">
            <text:p/>
          </draw:image>
        </draw:frame>
        <draw:frame draw:style-name="gr2" draw:text-style-name="P1" draw:layer="layout" svg:width="18.308cm" svg:height="1.666cm" svg:x="8.692cm" svg:y="14.834cm">
          <draw:image xlink:href="../iterators/back_inserter3.png" xlink:type="simple" xlink:show="embed" xlink:actuate="onLoad">
            <text:p/>
          </draw:image>
        </draw:frame>
        <draw:frame draw:style-name="gr3" draw:layer="layout" svg:width="7.999cm" svg:height="0.937cm" svg:x="6.936cm" svg:y="5.748cm">
          <draw:text-box>
            <text:p>FirstVector before copy</text:p>
          </draw:text-box>
        </draw:frame>
        <draw:frame draw:style-name="gr3" draw:layer="layout" svg:width="8.939cm" svg:height="0.937cm" svg:x="6cm" svg:y="8.202cm">
          <draw:text-box>
            <text:p>SecondVector before copy</text:p>
          </draw:text-box>
        </draw:frame>
        <draw:frame draw:style-name="gr3" draw:layer="layout" svg:width="7.389cm" svg:height="0.937cm" svg:x="18.509cm" svg:y="13.5cm">
          <draw:text-box>
            <text:p>FirstVector after copy</text:p>
          </draw:text-box>
        </draw:frame>
        <presentation:notes draw:style-name="dp2">
          <draw:page-thumbnail draw:style-name="gr1" draw:layer="layout" svg:width="13.706cm" svg:height="10.28cm" svg:x="3.647cm" svg:y="2.853cm" draw:page-number="22" presentation:class="page"/>
          <draw:frame presentation:style-name="pr5"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Идиома erase(remove)</text:p>
          </draw:text-box>
        </draw:frame>
        <draw:frame draw:style-name="gr2" draw:text-style-name="P1" draw:layer="layout" svg:width="21cm" svg:height="10cm" svg:x="2.5cm" svg:y="4cm">
          <draw:image xlink:href="../iterators/erase_remove_code.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5"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1T1">
        <office:forms form:automatic-focus="false" form:apply-design-mode="false"/>
        <draw:frame presentation:style-name="pr3" draw:layer="layout" svg:width="23.912cm" svg:height="3.508cm" svg:x="2.088cm" svg:y="0.992cm" presentation:class="title" presentation:user-transformed="true">
          <draw:text-box>
            <text:p text:style-name="P1">Container state</text:p>
          </draw:text-box>
        </draw:frame>
        <draw:frame draw:style-name="gr2" draw:text-style-name="P1" draw:layer="layout" svg:width="17.647cm" svg:height="2.46cm" svg:x="8.353cm" svg:y="5cm">
          <draw:image xlink:href="../iterators/erase_remove1.png" xlink:type="simple" xlink:show="embed" xlink:actuate="onLoad">
            <text:p/>
          </draw:image>
        </draw:frame>
        <draw:frame draw:style-name="gr2" draw:text-style-name="P1" draw:layer="layout" svg:width="17.567cm" svg:height="1.666cm" svg:x="8.5cm" svg:y="9.334cm">
          <draw:image xlink:href="../iterators/erase_remove2.png" xlink:type="simple" xlink:show="embed" xlink:actuate="onLoad">
            <text:p/>
          </draw:image>
        </draw:frame>
        <draw:frame draw:style-name="gr2" draw:text-style-name="P1" draw:layer="layout" svg:width="18.308cm" svg:height="1.666cm" svg:x="8.192cm" svg:y="13cm">
          <draw:image xlink:href="../iterators/erase_remove3.png" xlink:type="simple" xlink:show="embed" xlink:actuate="onLoad">
            <text:p/>
          </draw:image>
        </draw:frame>
        <draw:frame draw:style-name="gr3" draw:layer="layout" svg:width="2.826cm" svg:height="0.937cm" svg:x="2cm" svg:y="6cm">
          <draw:text-box>
            <text:p>Original</text:p>
          </draw:text-box>
        </draw:frame>
        <draw:frame draw:style-name="gr3" draw:layer="layout" svg:width="3.249cm" svg:height="0.937cm" svg:x="2cm" svg:y="10cm">
          <draw:text-box>
            <text:p>Removed</text:p>
          </draw:text-box>
        </draw:frame>
        <draw:frame draw:style-name="gr3" draw:layer="layout" svg:width="2.305cm" svg:height="0.937cm" svg:x="2cm" svg:y="13.5cm">
          <draw:text-box>
            <text:p>Erased</text:p>
          </draw:text-box>
        </draw:frame>
        <presentation:notes draw:style-name="dp2">
          <draw:page-thumbnail draw:style-name="gr1" draw:layer="layout" svg:width="13.706cm" svg:height="10.28cm" svg:x="3.647cm" svg:y="2.853cm" draw:page-number="24" presentation:class="page"/>
          <draw:frame presentation:style-name="pr5"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Функции для навигации</text:p>
          </draw:text-box>
        </draw:frame>
        <draw:frame presentation:style-name="pr4" draw:layer="layout" svg:width="24.369cm" svg:height="13.795cm" svg:x="2.058cm" svg:y="5.453cm" presentation:class="outline" presentation:user-transformed="true">
          <draw:text-box>
            <text:p><text:span text:style-name="T4">void advance (InputIterator&amp; iter, Distance&amp; n);</text:span></text:p>
            <text:p><text:span text:style-name="T20"/></text:p>
            <text:p><text:span text:style-name="T4">void distance(</text:span></text:p>
            <text:p><text:span text:style-name="T4"><text:s text:c="4"/></text:span><text:span text:style-name="T4">InputIterator&amp; first, </text:span></text:p>
            <text:p><text:span text:style-name="T4"><text:s text:c="4"/></text:span><text:span text:style-name="T4">InputIterator&amp; second, </text:span></text:p>
            <text:p><text:span text:style-name="T4"><text:s text:c="4"/></text:span><text:span text:style-name="T4">Distance&amp; n);</text:span></text:p>
            <text:p><text:span text:style-name="T4"/></text:p>
            <text:p>В отличие от <text:s/><text:span text:style-name="T21">operator+=</text:span><text:span text:style-name="T22"> </text:span><text:span text:style-name="T23">или </text:span><text:span text:style-name="T21">operator-</text:span><text:span text:style-name="T22"> </text:span><text:span text:style-name="T23">действует для итераторов, не являющихся </text:span><text:span text:style-name="T21">random access iterators</text:span><text:span text:style-name="T22">.</text:span></text:p>
            <text:p><text:span text:style-name="T5"/></text:p>
          </draw:text-box>
        </draw:frame>
        <presentation:notes draw:style-name="dp2">
          <draw:page-thumbnail draw:style-name="gr1" draw:layer="layout" svg:width="13.706cm" svg:height="10.28cm" svg:x="3.647cm" svg:y="2.853cm" draw:page-number="25" presentation:class="page"/>
          <draw:frame presentation:style-name="pr5"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Stl Algorithms</text:p>
          </draw:text-box>
        </draw:frame>
        <draw:frame presentation:style-name="pr11" draw:layer="layout" svg:width="24.369cm" svg:height="8.779cm" svg:x="2cm" svg:y="7.221cm" presentation:class="outline" presentation:user-transformed="true">
          <draw:text-box>
            <text:list text:style-name="L2">
              <text:list-item>
                <text:p>sort</text:p>
              </text:list-item>
              <text:list-item>
                <text:p>remove</text:p>
              </text:list-item>
              <text:list-item>
                <text:p>find <text:s text:c="5"/>(single item)</text:p>
              </text:list-item>
              <text:list-item>
                <text:p>find_if <text:s/>(single item with custom condition)</text:p>
              </text:list-item>
              <text:list-item>
                <text:p>search <text:s/>(for range)</text:p>
              </text:list-item>
              <text:list-item>
                <text:p>copy</text:p>
              </text:list-item>
              <text:list-item>
                <text:p>swap</text:p>
              </text:list-item>
            </text:list>
          </draw:text-box>
        </draw:frame>
        <draw:frame draw:style-name="gr9" draw:text-style-name="P8" draw:layer="layout" svg:width="14.5cm" svg:height="1.255cm" svg:x="2.5cm" svg:y="4.5cm">
          <draw:text-box>
            <text:p><text:span text:style-name="T11">#include &lt;algorithm&gt;</text:span></text:p>
          </draw:text-box>
        </draw:frame>
        <presentation:notes draw:style-name="dp2">
          <draw:page-thumbnail draw:style-name="gr1" draw:layer="layout" svg:width="13.706cm" svg:height="10.28cm" svg:x="3.647cm" svg:y="2.853cm" draw:page-number="26" presentation:class="page"/>
          <draw:frame presentation:style-name="pr5"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Smart pointers</text:p>
          </draw:text-box>
        </draw:frame>
        <draw:frame draw:style-name="gr2" draw:text-style-name="P1" draw:layer="layout" svg:width="16.5cm" svg:height="6.5cm" svg:x="11cm" svg:y="3.5cm">
          <draw:image xlink:href="../smart_ptr/ptr-copy.png" xlink:type="simple" xlink:show="embed" xlink:actuate="onLoad">
            <text:p/>
          </draw:image>
        </draw:frame>
        <draw:frame draw:style-name="gr2" draw:text-style-name="P1" draw:layer="layout" svg:width="16.5cm" svg:height="6.82cm" svg:x="11cm" svg:y="11.18cm">
          <draw:image xlink:href="../smart_ptr/auto_ptr-copy.png" xlink:type="simple" xlink:show="embed" xlink:actuate="onLoad">
            <text:p/>
          </draw:image>
        </draw:frame>
        <draw:frame draw:style-name="gr10" draw:text-style-name="P10" draw:layer="layout" svg:width="8.126cm" svg:height="11.5cm" svg:x="0.5cm" svg:y="8cm">
          <draw:text-box>
            <text:p><text:span text:style-name="T24">void some_func()</text:span></text:p>
            <text:p><text:span text:style-name="T24">{</text:span></text:p>
            <text:p><text:span text:style-name="T24">A *a = new A;</text:span></text:p>
            <text:p><text:span text:style-name="T24"/></text:p>
            <text:p><text:span text:style-name="T24">// Some throwing </text:span></text:p>
            <text:p><text:span text:style-name="T24">// operation here.</text:span></text:p>
            <text:p><text:span text:style-name="T24"/></text:p>
            <text:p><text:span text:style-name="T24">delete a;</text:span></text:p>
            <text:p><text:span text:style-name="T24">}</text:span></text:p>
          </draw:text-box>
        </draw:frame>
        <draw:frame draw:style-name="gr11" draw:text-style-name="P9" draw:layer="layout" svg:width="8.5cm" svg:height="4cm" svg:x="0.5cm" svg:y="3.5cm">
          <draw:text-box>
            <text:p><text:span text:style-name="T19">Необходимы для предотвращения memory leaks</text:span></text:p>
          </draw:text-box>
        </draw:frame>
        <presentation:notes draw:style-name="dp2">
          <draw:page-thumbnail draw:style-name="gr1" draw:layer="layout" svg:width="13.706cm" svg:height="10.28cm" svg:x="3.647cm" svg:y="2.853cm" draw:page-number="27" presentation:class="page"/>
          <draw:frame presentation:style-name="pr5"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1T1">
        <office:forms form:automatic-focus="false" form:apply-design-mode="false"/>
        <draw:frame presentation:style-name="pr3" draw:layer="layout" svg:width="23.912cm" svg:height="3.508cm" svg:x="2.088cm" svg:y="-0.008cm" presentation:class="title" presentation:user-transformed="true">
          <draw:text-box>
            <text:p text:style-name="P1">Pointer semantics</text:p>
          </draw:text-box>
        </draw:frame>
        <draw:frame draw:style-name="gr2" draw:text-style-name="P1" draw:layer="layout" svg:width="22.277cm" svg:height="16.377cm" svg:x="3cm" svg:y="2.623cm">
          <draw:image xlink:href="../smart_ptr/Pointer_Semantics.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5"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1T1">
        <office:forms form:automatic-focus="false" form:apply-design-mode="false"/>
        <draw:frame presentation:style-name="pr3" draw:text-style-name="P1" draw:layer="layout" svg:width="23.912cm" svg:height="3.508cm" svg:x="2cm" svg:y="-0.5cm" presentation:class="title" presentation:user-transformed="true">
          <draw:text-box>
            <text:p text:style-name="P1">Array pointer semantics</text:p>
          </draw:text-box>
        </draw:frame>
        <draw:frame draw:style-name="gr2" draw:text-style-name="P1" draw:layer="layout" svg:width="18.5cm" svg:height="16.5cm" svg:x="4.5cm" svg:y="2.5cm">
          <draw:image xlink:href="../smart_ptr/array_pointer_semantics.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5" draw:layer="layout" svg:width="14.518cm" svg:height="11.411cm" svg:x="3.249cm" svg:y="14.13cm" presentation:class="notes" presentation:placeholder="true">
            <draw:text-box/>
          </draw:frame>
        </presentation:notes>
      </draw:page>
      <draw:page draw:name="page30"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draw:text-box>
            <text:p text:style-name="P1">Boost libraries</text:p>
          </draw:text-box>
        </draw:frame>
        <draw:frame presentation:style-name="pr4" draw:layer="layout" svg:width="24.369cm" svg:height="13.716cm" svg:x="2cm" svg:y="4.205cm" presentation:class="outline" presentation:user-transformed="true">
          <draw:text-box>
            <text:list text:style-name="L2">
              <text:list-item>
                <text:p>SmartPtr</text:p>
              </text:list-item>
              <text:list-item>
                <text:p>Function (замена указателей на функцию)</text:p>
              </text:list-item>
              <text:list-item>
                <text:p>Lambda, Bind – Lambda expressions.</text:p>
              </text:list-item>
              <text:list-item>
                <text:p>UBLAS (math matrix, vectors, linear algebra)</text:p>
              </text:list-item>
              <text:list-item>
                <text:p>Graph</text:p>
              </text:list-item>
              <text:list-item>
                <text:p>Hash, CRC (cyclic redundancy code)</text:p>
              </text:list-item>
              <text:list-item>
                <text:p>Random, Uuid.</text:p>
              </text:list-item>
              <text:list-item>
                <text:p>Format <text:s/>(вместо sprintf)</text:p>
              </text:list-item>
              <text:list-item>
                <text:p>Regex, String Algo</text:p>
              </text:list-item>
              <text:list-item>
                <text:p>And many more :)</text:p>
              </text:list-item>
            </text:list>
          </draw:text-box>
        </draw:frame>
        <presentation:notes draw:style-name="dp2">
          <draw:page-thumbnail draw:style-name="gr1" draw:layer="layout" svg:width="13.706cm" svg:height="10.28cm" svg:x="3.647cm" svg:y="2.853cm" draw:page-number="30" presentation:class="page"/>
          <draw:frame presentation:style-name="pr5" draw:layer="layout" svg:width="14.518cm" svg:height="11.411cm" svg:x="3.249cm" svg:y="14.13cm" presentation:class="notes" presentation:placeholder="true">
            <draw:text-box/>
          </draw:frame>
        </presentation:notes>
      </draw:page>
      <draw:page draw:name="page31" draw:style-name="dp1" draw:master-page-name="lyt-darkblue" presentation:presentation-page-layout-name="AL1T1">
        <office:forms form:automatic-focus="false" form:apply-design-mode="false"/>
        <draw:frame presentation:style-name="pr8" draw:text-style-name="P1" draw:layer="layout" svg:width="23.912cm" svg:height="3.508cm" svg:x="2.058cm" svg:y="0.784cm" presentation:class="title">
          <draw:text-box>
            <text:p text:style-name="P1">Lambda expressions</text:p>
          </draw:text-box>
        </draw:frame>
        <draw:frame draw:style-name="gr2" draw:text-style-name="P1" draw:layer="layout" svg:width="9.5cm" svg:height="16cm" svg:x="18cm" svg:y="3.5cm">
          <draw:image xlink:href="../lambda/stl_way.png" xlink:type="simple" xlink:show="embed" xlink:actuate="onLoad">
            <text:p/>
          </draw:image>
        </draw:frame>
        <draw:frame draw:style-name="gr6" draw:text-style-name="P11" draw:layer="layout" svg:width="14.5cm" svg:height="2.187cm" svg:x="0.5cm" svg:y="11.5cm">
          <draw:text-box>
            <text:p><text:span text:style-name="T25">LessThan less(5);</text:span></text:p>
            <text:p><text:span text:style-name="T25">std::find_if(v.begin(), v.end(), less);</text:span></text:p>
          </draw:text-box>
        </draw:frame>
        <draw:frame draw:style-name="gr3" draw:text-style-name="P9" draw:layer="layout" svg:width="16.512cm" svg:height="2.187cm" svg:x="0.469cm" svg:y="5cm">
          <draw:text-box>
            <text:p><text:span text:style-name="T19">Задача :</text:span></text:p>
            <text:p><text:span text:style-name="T19">Найти элементы, которые меньше пяти</text:span></text:p>
          </draw:text-box>
        </draw:frame>
        <draw:frame draw:style-name="gr3" draw:text-style-name="P9" draw:layer="layout" svg:width="12.605cm" svg:height="1.094cm" svg:x="0.686cm" svg:y="14.5cm">
          <draw:text-box>
            <text:p><text:span text:style-name="T19">Определение класса LessThan</text:span></text:p>
          </draw:text-box>
        </draw:frame>
        <draw:line draw:style-name="gr12" draw:layer="layout" svg:x1="14cm" svg:y1="15cm" svg:x2="17.5cm" svg:y2="15cm">
          <text:p/>
        </draw:line>
        <draw:frame draw:style-name="gr3" draw:layer="layout" svg:width="9.574cm" svg:height="0.937cm" svg:x="0.871cm" svg:y="9cm">
          <draw:text-box>
            <text:p>Решение с помощью STL :</text:p>
          </draw:text-box>
        </draw:frame>
        <presentation:notes draw:style-name="dp2">
          <draw:page-thumbnail draw:style-name="gr1" draw:layer="layout" svg:width="13.706cm" svg:height="10.28cm" svg:x="3.647cm" svg:y="2.853cm" draw:page-number="31" presentation:class="page"/>
          <draw:frame presentation:style-name="pr5" draw:layer="layout" svg:width="14.518cm" svg:height="11.411cm" svg:x="3.249cm" svg:y="14.13cm" presentation:class="notes" presentation:placeholder="true">
            <draw:text-box/>
          </draw:frame>
        </presentation:notes>
      </draw:page>
      <draw:page draw:name="page32"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Решение с помощью boost</text:p>
          </draw:text-box>
        </draw:frame>
        <draw:frame presentation:style-name="pr12" draw:layer="layout" svg:width="25cm" svg:height="3.763cm" svg:x="2cm" svg:y="7cm" presentation:class="outline" presentation:user-transformed="true">
          <draw:text-box>
            <text:list text:style-name="L2">
              <text:list-item>
                <text:p>boost::bind</text:p>
              </text:list-item>
              <text:list-item>
                <text:p>boost::lambda</text:p>
              </text:list-item>
              <text:list-item>
                <text:p>boost::function <text:s/>- замена указателям на функцию </text:p>
              </text:list-item>
            </text:list>
          </draw:text-box>
        </draw:frame>
        <draw:frame draw:style-name="gr6" draw:text-style-name="P11" draw:layer="layout" svg:width="17.5cm" svg:height="2.187cm" svg:x="2cm" svg:y="12.282cm">
          <draw:text-box>
            <text:p><text:span text:style-name="T25">using boost::lambda;</text:span></text:p>
            <text:p><text:span text:style-name="T25">std::find_if(v.begin(), v.end(), _1 &lt; 5);</text:span></text:p>
          </draw:text-box>
        </draw:frame>
        <draw:frame draw:style-name="gr6" draw:text-style-name="P11" draw:layer="layout" svg:width="25.5cm" svg:height="1.094cm" svg:x="2cm" svg:y="16.89cm">
          <draw:text-box>
            <text:p><text:span text:style-name="T25">std::find_if(v.begin(), v.end(), boost::bind(operator&lt;, _1, <text:s/>5) );</text:span></text:p>
          </draw:text-box>
        </draw:frame>
        <draw:frame draw:style-name="gr6" draw:text-style-name="P8" draw:layer="layout" svg:width="19.5cm" svg:height="1.255cm" svg:x="2cm" svg:y="5.245cm">
          <draw:text-box>
            <text:p><text:span text:style-name="T11">Lambda expressions tools <text:s/>:</text:span></text:p>
          </draw:text-box>
        </draw:frame>
        <presentation:notes draw:style-name="dp2">
          <draw:page-thumbnail draw:style-name="gr1" draw:layer="layout" svg:width="13.706cm" svg:height="10.28cm" svg:x="3.647cm" svg:y="2.853cm" draw:page-number="32" presentation:class="page"/>
          <draw:frame presentation:style-name="pr5" draw:layer="layout" svg:width="14.518cm" svg:height="11.411cm" svg:x="3.249cm" svg:y="14.13cm" presentation:class="notes" presentation:placeholder="true">
            <draw:text-box/>
          </draw:frame>
        </presentation:notes>
      </draw:page>
      <draw:page draw:name="page33"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Использование в для создания качестве охранника ресурсов</text:p>
          </draw:text-box>
        </draw:frame>
        <draw:frame draw:style-name="gr2" draw:text-style-name="P1" draw:layer="layout" svg:width="11cm" svg:height="14.702cm" svg:x="2.5cm" svg:y="4.298cm">
          <draw:image xlink:href="../lambda/scoped_action.png" xlink:type="simple" xlink:show="embed" xlink:actuate="onLoad">
            <text:p/>
          </draw:image>
        </draw:frame>
        <draw:frame draw:style-name="gr2" draw:text-style-name="P1" draw:layer="layout" svg:width="9.722cm" svg:height="14.617cm" svg:x="17.278cm" svg:y="4.383cm">
          <draw:image xlink:href="../lambda/scoped_action2.png" xlink:type="simple" xlink:show="embed" xlink:actuate="onLoad">
            <text:p/>
          </draw:image>
        </draw:frame>
        <presentation:notes draw:style-name="dp2">
          <draw:page-thumbnail draw:style-name="gr1" draw:layer="layout" svg:width="13.706cm" svg:height="10.28cm" svg:x="3.647cm" svg:y="2.853cm" draw:page-number="33" presentation:class="page"/>
          <draw:frame presentation:style-name="pr5" draw:layer="layout" svg:width="14.518cm" svg:height="11.411cm" svg:x="3.249cm" svg:y="14.13cm" presentation:class="notes" presentation:placeholder="true">
            <draw:text-box/>
          </draw:frame>
        </presentation:notes>
      </draw:page>
      <draw:page draw:name="page34"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Пример использования</text:p>
          </draw:text-box>
        </draw:frame>
        <draw:frame draw:style-name="gr2" draw:text-style-name="P1" draw:layer="layout" svg:width="13.5cm" svg:height="15.5cm" svg:x="1.5cm" svg:y="3.5cm">
          <draw:image xlink:href="../lambda/scopedActionUsage.png" xlink:type="simple" xlink:show="embed" xlink:actuate="onLoad">
            <text:p/>
          </draw:image>
        </draw:frame>
        <draw:frame draw:style-name="gr2" draw:text-style-name="P1" draw:layer="layout" svg:width="9.968cm" svg:height="15.5cm" svg:x="17.5cm" svg:y="3.5cm">
          <draw:image xlink:href="../lambda/scopedActionUsageStack.png" xlink:type="simple" xlink:show="embed" xlink:actuate="onLoad">
            <text:p/>
          </draw:image>
        </draw:frame>
        <presentation:notes draw:style-name="dp2">
          <draw:page-thumbnail draw:style-name="gr1" draw:layer="layout" svg:width="13.706cm" svg:height="10.28cm" svg:x="3.647cm" svg:y="2.853cm" draw:page-number="34" presentation:class="page"/>
          <draw:frame presentation:style-name="pr5" draw:layer="layout" svg:width="14.518cm" svg:height="11.411cm" svg:x="3.249cm" svg:y="14.13cm" presentation:class="notes" presentation:placeholder="true">
            <draw:text-box/>
          </draw:frame>
        </presentation:notes>
      </draw:page>
      <draw:page draw:name="page35" draw:style-name="dp1" draw:master-page-name="lyt-darkblue" presentation:presentation-page-layout-name="AL1T1">
        <office:forms form:automatic-focus="false" form:apply-design-mode="false"/>
        <draw:frame presentation:style-name="pr3" draw:layer="layout" svg:width="23.912cm" svg:height="3.508cm" svg:x="2cm" svg:y="0cm" presentation:class="title" presentation:user-transformed="true">
          <draw:text-box>
            <text:p text:style-name="P1">Перебор foreach</text:p>
          </draw:text-box>
        </draw:frame>
        <draw:frame draw:style-name="gr6" draw:layer="layout" svg:width="24cm" svg:height="3.745cm" svg:x="1cm" svg:y="3.5cm">
          <draw:text-box>
            <text:p>#include &lt;boose/lambda.hpp&gt;</text:p>
            <text:p>using namespace boost::lambda;</text:p>
            <text:p>// some code</text:p>
            <text:p><text:span text:style-name="T3">std::for_each(v.begin(), v.end(), _1→DoAction(data));</text:span></text:p>
          </draw:text-box>
        </draw:frame>
        <draw:frame draw:style-name="gr6" draw:layer="layout" svg:width="26.5cm" svg:height="2.809cm" svg:x="1cm" svg:y="9cm">
          <draw:text-box>
            <text:p>#include &lt;boost/bind.hpp&gt;</text:p>
            <text:p>// some code</text:p>
            <text:p><text:span text:style-name="T3">std::for_each(v.begin(), v.end(), <text:s/>boost::bind(&amp;Item::DoAction(), _1, data));</text:span></text:p>
          </draw:text-box>
        </draw:frame>
        <draw:frame draw:style-name="gr6" draw:layer="layout" svg:width="20cm" svg:height="5.617cm" svg:x="1cm" svg:y="13.5cm">
          <draw:text-box>
            <text:p>#include &lt;boost/foreach.hpp&gt;</text:p>
            <text:p>// some code</text:p>
            <text:p><text:span text:style-name="T3">BOOST_FOREACH(Item&amp; item, v)</text:span></text:p>
            <text:p><text:span text:style-name="T3">{</text:span></text:p>
            <text:p><text:span text:style-name="T3"><text:tab/></text:span><text:span text:style-name="T3">v→DoAction(data)</text:span></text:p>
            <text:p><text:span text:style-name="T3">}</text:span></text:p>
          </draw:text-box>
        </draw:frame>
        <presentation:notes draw:style-name="dp2">
          <draw:page-thumbnail draw:style-name="gr1" draw:layer="layout" svg:width="13.706cm" svg:height="10.28cm" svg:x="3.647cm" svg:y="2.853cm" draw:page-number="35" presentation:class="page"/>
          <draw:frame presentation:style-name="pr5" draw:layer="layout" svg:width="14.518cm" svg:height="11.411cm" svg:x="3.249cm" svg:y="14.13cm" presentation:class="notes" presentation:placeholder="true">
            <draw:text-box/>
          </draw:frame>
        </presentation:notes>
      </draw:page>
      <draw:page draw:name="page36" draw:style-name="dp1" draw:master-page-name="lyt-darkblue" presentation:presentation-page-layout-name="AL1T1">
        <office:forms form:automatic-focus="false" form:apply-design-mode="false"/>
        <draw:frame presentation:style-name="pr3" draw:layer="layout" svg:width="23.912cm" svg:height="3.508cm" svg:x="2.058cm" svg:y="0.784cm" presentation:class="title" presentation:user-transformed="true">
          <draw:text-box>
            <text:p text:style-name="P1">Средства разработки (IDE)</text:p>
          </draw:text-box>
        </draw:frame>
        <draw:frame presentation:style-name="pr4" draw:layer="layout" svg:width="24.369cm" svg:height="13.716cm" svg:x="2cm" svg:y="4cm" presentation:class="outline" presentation:user-transformed="true">
          <draw:text-box>
            <text:list text:style-name="L2">
              <text:list-item>
                <text:p>Eclipse</text:p>
              </text:list-item>
              <text:list-item>
                <text:p>NetBeans</text:p>
              </text:list-item>
              <text:list-item>
                <text:p>MS Visual Studio</text:p>
              </text:list-item>
              <text:list-item>
                <text:p>Code::Blocks</text:p>
              </text:list-item>
              <text:list-item>
                <text:p>Text editor + makefiles (vi, emacs)</text:p>
              </text:list-item>
              <text:list-item>
                <text:p>Makefile wrappers (CMake, AutoMake, qmake)</text:p>
              </text:list-item>
              <text:list-item>
                <text:p>QTCreator</text:p>
              </text:list-item>
            </text:list>
          </draw:text-box>
        </draw:frame>
        <presentation:notes draw:style-name="dp2">
          <draw:page-thumbnail draw:style-name="gr1" draw:layer="layout" svg:width="13.706cm" svg:height="10.28cm" svg:x="3.647cm" svg:y="2.853cm" draw:page-number="36" presentation:class="page"/>
          <draw:frame presentation:style-name="pr5" draw:layer="layout" svg:width="14.518cm" svg:height="11.411cm" svg:x="3.249cm" svg:y="14.13cm" presentation:class="notes" presentation:placeholder="true">
            <draw:text-box/>
          </draw:frame>
        </presentation:notes>
      </draw:page>
      <draw:page draw:name="page37" draw:style-name="dp1" draw:master-page-name="lyt-darkblue" presentation:presentation-page-layout-name="AL5T33">
        <office:forms form:automatic-focus="false" form:apply-design-mode="false"/>
        <draw:frame presentation:style-name="pr8" draw:text-style-name="P1" draw:layer="layout" svg:width="23.912cm" svg:height="3.508cm" svg:x="2.058cm" svg:y="0.784cm" presentation:class="title">
          <draw:text-box>
            <text:p text:style-name="P1">IDE logos</text:p>
          </draw:text-box>
        </draw:frame>
        <draw:frame draw:style-name="gr4" draw:text-style-name="P1" draw:layer="layout" svg:width="7.846cm" svg:height="5.177cm" svg:x="2.058cm" svg:y="6.134cm" presentation:class="graphic">
          <draw:image xlink:href="../IDE_logos/eclipse_ide.jpg" xlink:type="simple" xlink:show="embed" xlink:actuate="onLoad">
            <text:p/>
          </draw:image>
        </draw:frame>
        <draw:frame draw:style-name="gr4" draw:text-style-name="P1" draw:layer="layout" svg:width="6.541cm" svg:height="6.541cm" svg:x="10.806cm" svg:y="5.499cm" presentation:class="graphic" presentation:user-transformed="true">
          <draw:image xlink:href="../IDE_logos/netbeans6ns0.png" xlink:type="simple" xlink:show="embed" xlink:actuate="onLoad">
            <text:p/>
          </draw:image>
        </draw:frame>
        <draw:frame draw:style-name="gr4" draw:text-style-name="P1" draw:layer="layout" svg:width="7.846cm" svg:height="4.67cm" svg:x="18.536cm" svg:y="6.388cm" presentation:class="graphic">
          <draw:image xlink:href="../IDE_logos/VisualStudioLogo.png" xlink:type="simple" xlink:show="embed" xlink:actuate="onLoad">
            <text:p/>
          </draw:image>
        </draw:frame>
        <draw:frame draw:style-name="gr4" draw:text-style-name="P1" draw:layer="layout" svg:width="6.63cm" svg:height="6.541cm" svg:x="19.144cm" svg:y="12.615cm" presentation:class="graphic">
          <draw:image xlink:href="../IDE_logos/qtcreator.png" xlink:type="simple" xlink:show="embed" xlink:actuate="onLoad">
            <text:p/>
          </draw:image>
        </draw:frame>
        <draw:frame draw:style-name="gr4" draw:text-style-name="P1" draw:layer="layout" svg:width="6.774cm" svg:height="6.541cm" svg:x="10.833cm" svg:y="12.615cm" presentation:class="graphic">
          <draw:image xlink:href="../IDE_logos/heckert_gnu_left.png" xlink:type="simple" xlink:show="embed" xlink:actuate="onLoad">
            <text:p/>
          </draw:image>
        </draw:frame>
        <draw:frame draw:style-name="gr4" draw:text-style-name="P1" draw:layer="layout" svg:width="7.846cm" svg:height="2.447cm" svg:x="2.058cm" svg:y="14.662cm" presentation:class="graphic">
          <draw:image xlink:href="../IDE_logos/codeblocks.jpg" xlink:type="simple" xlink:show="embed" xlink:actuate="onLoad">
            <text:p/>
          </draw:image>
        </draw:frame>
        <presentation:notes draw:style-name="dp2">
          <draw:page-thumbnail draw:style-name="gr1" draw:layer="layout" svg:width="13.706cm" svg:height="10.28cm" svg:x="3.647cm" svg:y="2.853cm" draw:page-number="37" presentation:class="page"/>
          <draw:frame presentation:style-name="pr5" draw:layer="layout" svg:width="14.518cm" svg:height="11.411cm" svg:x="3.249cm" svg:y="14.13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4cm" svg:y="19.658cm">
        <text:p/>
      </draw:rect>
      <draw:rect draw:style-name="Mgr1" draw:text-style-name="M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Unix OpenOffice.org_project/330m20$Build-9567</meta:generator>
    <dc:title>Темно-синий с оранжевым</dc:title>
    <dc:description>Оранжевый заголовок на темно-синем фоне; оранжевые линии по нижней границе</dc:description>
    <meta:creation-date>2010-03-02T09:42:28.28</meta:creation-date>
    <dc:language>en-US</dc:language>
    <meta:editing-cycles>327</meta:editing-cycles>
    <meta:editing-duration>P1DT7H13M16S</meta:editing-duration>
    <dc:date>2011-05-18T12:57:17</dc:date>
    <dc:creator>Oleksandr  Dodatko</dc:creator>
    <meta:document-statistic meta:object-count="210"/>
    <meta:user-defined meta:name="Info 0"/>
    <meta:user-defined meta:name="Info 1"/>
    <meta:user-defined meta:name="Info 2"/>
    <meta:user-defined meta:name="Info 3"/>
    <meta:template xlink:type="simple" xlink:actuate="onRequest" xlink:title="Темно-синий с оранжевым" xlink:href="../../../../../../Program%20Files/OpenOffice.org%203/Basis/share/template/ru/layout/lyt-darkblue.otp"/>
  </office:meta>
</office:document-meta>
</file>